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13a2d1" officeooo:paragraph-rsid="0013a2d1"/>
    </style:style>
    <style:style style:name="P3" style:family="paragraph" style:parent-style-name="Standard">
      <style:paragraph-properties fo:text-align="justify" style:justify-single-word="false"/>
      <style:text-properties officeooo:rsid="0013a2d1" officeooo:paragraph-rsid="0013a2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áctica 3.3. Arranque Dual Windows/Linux</text:h>
      <text:p text:style-name="P2">Wuke Zhang </text:p>
      <text:p text:style-name="P2">1-ASIR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8:37:27.823000000</meta:creation-date>
    <dc:date>2023-11-29T09:55:54.797000000</dc:date>
    <meta:editing-duration>PT1H18M27S</meta:editing-duration>
    <meta:editing-cycles>1</meta:editing-cycles>
    <meta:document-statistic meta:table-count="0" meta:image-count="0" meta:object-count="0" meta:page-count="1" meta:paragraph-count="3" meta:word-count="8" meta:character-count="58" meta:non-whitespace-character-count="52"/>
    <meta:generator>LibreOffice/7.5.0.3$Windows_X86_64 LibreOffice_project/c21113d003cd3efa8c53188764377a8272d9d6de</meta:generator>
  </office:meta>
</office:document-meta>
</file>